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 fo:language="en" fo:country="US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DejaVu Serif Condensed" fo:language="en" fo:country="US" fo:font-weight="bold" officeooo:rsid="0039716c" officeooo:paragraph-rsid="0023cc1f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6.21cm" style:type="right"/>
        </style:tab-stops>
      </style:paragraph-properties>
      <style:text-properties style:font-name="DejaVu Serif Condensed" fo:language="en" fo:country="US" fo:font-weight="bold" officeooo:paragraph-rsid="003b844b" style:font-weight-asian="bold" style:font-weight-complex="bold"/>
    </style:style>
    <style:style style:name="P4" style:family="paragraph" style:parent-style-name="Standard">
      <style:text-properties style:font-name="DejaVu Serif Condensed" fo:language="en" fo:country="US" fo:font-weight="bold" officeooo:paragraph-rsid="003b844b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6.21cm" style:type="right"/>
        </style:tab-stops>
      </style:paragraph-properties>
      <style:text-properties style:font-name="DejaVu Serif Condensed" fo:language="en" fo:country="US"/>
    </style:style>
    <style:style style:name="P6" style:family="paragraph" style:parent-style-name="Standard">
      <style:paragraph-properties>
        <style:tab-stops>
          <style:tab-stop style:position="16.21cm" style:type="right"/>
        </style:tab-stops>
      </style:paragraph-properties>
      <style:text-properties style:font-name="DejaVu Serif Condensed" fo:language="en" fo:country="US" officeooo:paragraph-rsid="003b844b"/>
    </style:style>
    <style:style style:name="P7" style:family="paragraph" style:parent-style-name="Standard">
      <style:paragraph-properties>
        <style:tab-stops/>
      </style:paragraph-properties>
      <style:text-properties style:font-name="DejaVu Serif Condensed" fo:language="en" fo:country="US" officeooo:rsid="0039716c" officeooo:paragraph-rsid="005ecc22"/>
    </style:style>
    <style:style style:name="P8" style:family="paragraph" style:parent-style-name="Standard">
      <style:text-properties style:font-name="DejaVu Serif Condensed" fo:language="en" fo:country="US" officeooo:rsid="002cd9a5" officeooo:paragraph-rsid="002cd9a5"/>
    </style:style>
    <style:style style:name="P9" style:family="paragraph" style:parent-style-name="Standard">
      <style:text-properties style:font-name="DejaVu Serif Condensed" fo:language="en" fo:country="US" officeooo:rsid="002cd9a5" officeooo:paragraph-rsid="003c7601"/>
    </style:style>
    <style:style style:name="P10" style:family="paragraph" style:parent-style-name="Standard">
      <style:paragraph-properties>
        <style:tab-stops>
          <style:tab-stop style:position="4.309cm" style:type="center"/>
          <style:tab-stop style:position="12.312cm" style:type="center"/>
          <style:tab-stop style:position="17.009cm" style:type="right"/>
        </style:tab-stops>
      </style:paragraph-properties>
      <style:text-properties style:font-name="DejaVu Serif Condensed" fo:language="en" fo:country="US" officeooo:rsid="003b844b" officeooo:paragraph-rsid="003b844b"/>
    </style:style>
    <style:style style:name="P11" style:family="paragraph" style:parent-style-name="Standard">
      <style:text-properties style:font-name="DejaVu Serif Condensed" fo:language="en" fo:country="US" officeooo:rsid="0035ec68" officeooo:paragraph-rsid="003c7601"/>
    </style:style>
    <style:style style:name="P12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1aa1a1" officeooo:paragraph-rsid="001aa1a1"/>
    </style:style>
    <style:style style:name="P13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.296cm" style:type="center"/>
          <style:tab-stop style:position="2.404cm"/>
          <style:tab-stop style:position="16.21cm" style:type="right"/>
        </style:tab-stops>
      </style:paragraph-properties>
      <style:text-properties style:font-name="DejaVu Serif Condensed" fo:font-size="12pt" fo:language="en" fo:country="US" officeooo:rsid="003c7601" officeooo:paragraph-rsid="00459115" style:font-size-asian="10.5pt" style:font-size-complex="12pt"/>
    </style:style>
    <style:style style:name="P14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.296cm" style:type="center"/>
          <style:tab-stop style:position="2.404cm"/>
          <style:tab-stop style:position="16.21cm" style:type="right"/>
        </style:tab-stops>
      </style:paragraph-properties>
      <style:text-properties style:font-name="DejaVu Serif Condensed" fo:font-size="12pt" fo:language="en" fo:country="US" officeooo:rsid="003c7601" officeooo:paragraph-rsid="00427507" style:font-size-asian="10.5pt" style:font-size-complex="12pt"/>
    </style:style>
    <style:style style:name="P15" style:family="paragraph" style:parent-style-name="Standard" style:master-page-name="">
      <style:paragraph-properties style:page-number="auto" fo:padding="0.049cm" fo:border-left="none" fo:border-right="none" fo:border-top="none" fo:border-bottom="0.99pt solid #000000" style:shadow="none" style:writing-mode="lr-tb">
        <style:tab-stops/>
      </style:paragraph-properties>
      <style:text-properties style:font-name="DejaVu Serif Condensed" fo:language="en" fo:country="US" fo:font-weight="bold" officeooo:paragraph-rsid="0023cc1f" style:font-weight-asian="bold" style:font-weight-complex="bold"/>
    </style:style>
    <style:style style:name="P16" style:family="paragraph" style:parent-style-name="Standard" style:master-page-name="">
      <style:paragraph-properties style:page-number="auto" fo:break-before="page" fo:padding="0.049cm" fo:border-left="none" fo:border-right="none" fo:border-top="none" fo:border-bottom="0.99pt solid #000000" style:shadow="none" style:writing-mode="lr-tb">
        <style:tab-stops/>
      </style:paragraph-properties>
      <style:text-properties style:font-name="DejaVu Serif Condensed" fo:language="en" fo:country="US" fo:font-weight="bold" officeooo:paragraph-rsid="003b844b" style:font-weight-asian="bold" style:font-weight-complex="bold"/>
    </style:style>
    <style:style style:name="P17" style:family="paragraph" style:parent-style-name="Standard">
      <style:paragraph-properties fo:margin-top="0cm" fo:margin-bottom="0.3cm" loext:contextual-spacing="false"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fo:font-style="italic" officeooo:rsid="001aa1a1" officeooo:paragraph-rsid="001aa1a1" style:font-style-asian="italic" style:font-style-complex="italic"/>
    </style:style>
    <style:style style:name="P18" style:family="paragraph" style:parent-style-name="Standard">
      <style:paragraph-properties fo:margin-top="0cm" fo:margin-bottom="0.3cm" loext:contextual-spacing="false"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fo:font-style="italic" officeooo:rsid="001aa1a1" officeooo:paragraph-rsid="003b844b" style:font-style-asian="italic" style:font-style-complex="italic"/>
    </style:style>
    <style:style style:name="P19" style:family="paragraph" style:parent-style-name="Standard">
      <style:paragraph-properties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/>
    </style:style>
    <style:style style:name="P20" style:family="paragraph" style:parent-style-name="Standard">
      <style:paragraph-properties fo:margin-left="0cm" fo:margin-right="0cm" fo:margin-top="0.3cm" fo:margin-bottom="0cm" loext:contextual-spacing="false" fo:text-indent="0cm" style:auto-text-indent="false" fo:padding="0cm" fo:border="none" style:shadow="none" style:writing-mode="lr-tb">
        <style:tab-stops>
          <style:tab-stop style:position="1.296cm"/>
          <style:tab-stop style:position="16.21cm" style:type="right"/>
        </style:tab-stops>
      </style:paragraph-properties>
      <style:text-properties style:font-name="DejaVu Serif Condensed" fo:language="en" fo:country="US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margin-top="0.3cm" fo:margin-bottom="0cm" loext:contextual-spacing="false" fo:text-indent="0cm" style:auto-text-indent="false" fo:padding="0cm" fo:border="none" style:shadow="none" style:writing-mode="lr-tb">
        <style:tab-stops>
          <style:tab-stop style:position="0.896cm"/>
          <style:tab-stop style:position="16.21cm" style:type="right"/>
        </style:tab-stops>
      </style:paragraph-properties>
      <style:text-properties style:font-name="DejaVu Serif Condensed" fo:language="en" fo:country="US" fo:font-weight="bold" officeooo:paragraph-rsid="003b844b" style:font-weight-asian="bold" style:font-weight-complex="bold"/>
    </style:style>
    <style:style style:name="P22" style:family="paragraph" style:parent-style-name="Standard">
      <style:paragraph-properties>
        <style:tab-stops/>
      </style:paragraph-properties>
      <style:text-properties style:font-name="DejaVu Serif Condensed" fo:language="en" fo:country="US" officeooo:rsid="005f7dc8" officeooo:paragraph-rsid="002cd9a5"/>
    </style:style>
    <style:style style:name="P23" style:family="paragraph" style:parent-style-name="Standard">
      <style:paragraph-properties>
        <style:tab-stops/>
      </style:paragraph-properties>
      <style:text-properties style:font-name="DejaVu Serif Condensed" fo:language="en" fo:country="US" officeooo:rsid="005f7dc8" officeooo:paragraph-rsid="00632545"/>
    </style:style>
    <style:style style:name="P24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DejaVu Serif Condensed" fo:language="en" fo:country="US" fo:font-weight="bold" officeooo:rsid="0039716c" officeooo:paragraph-rsid="00632545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4.309cm" style:type="center"/>
          <style:tab-stop style:position="12.312cm" style:type="center"/>
          <style:tab-stop style:position="17.009cm" style:type="right"/>
        </style:tab-stops>
      </style:paragraph-properties>
      <style:text-properties style:font-name="DejaVu Serif Condensed" fo:language="en" fo:country="US" officeooo:rsid="003b844b" officeooo:paragraph-rsid="00632545"/>
    </style:style>
    <style:style style:name="P26" style:family="paragraph" style:parent-style-name="Standard">
      <style:text-properties style:font-name="DejaVu Serif Condensed" fo:language="en" fo:country="US" officeooo:rsid="002cd9a5" officeooo:paragraph-rsid="00632545"/>
    </style:style>
    <style:style style:name="P27" style:family="paragraph" style:parent-style-name="Standard">
      <style:paragraph-properties>
        <style:tab-stops>
          <style:tab-stop style:position="16.21cm" style:type="right"/>
        </style:tab-stops>
      </style:paragraph-properties>
      <style:text-properties style:font-name="DejaVu Serif Condensed" fo:language="en" fo:country="US" officeooo:paragraph-rsid="003b844b"/>
    </style:style>
    <style:style style:name="P28" style:family="paragraph" style:parent-style-name="Standard" style:list-style-name="L1">
      <style:paragraph-properties fo:margin-top="0cm" fo:margin-bottom="0.199cm" loext:contextual-spacing="false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39716c" officeooo:paragraph-rsid="0039716c"/>
    </style:style>
    <style:style style:name="P29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.296cm" style:type="center"/>
          <style:tab-stop style:position="2.404cm"/>
          <style:tab-stop style:position="16.21cm" style:type="right"/>
        </style:tab-stops>
      </style:paragraph-properties>
      <style:text-properties style:font-name="DejaVu Serif Condensed" fo:language="en" fo:country="US" officeooo:rsid="003c7601" officeooo:paragraph-rsid="00427507"/>
    </style:style>
    <style:style style:name="P30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.296cm" style:type="center"/>
          <style:tab-stop style:position="2.404cm"/>
          <style:tab-stop style:position="16.21cm" style:type="right"/>
        </style:tab-stops>
      </style:paragraph-properties>
      <style:text-properties style:font-name="DejaVu Serif Condensed" fo:font-size="12pt" fo:language="en" fo:country="US" officeooo:rsid="003c7601" officeooo:paragraph-rsid="00427507" style:font-size-asian="10.5pt" style:font-size-complex="12pt"/>
    </style:style>
    <style:style style:name="P31" style:family="paragraph" style:parent-style-name="Standard" style:list-style-name="L2">
      <style:paragraph-properties fo:margin-top="0cm" fo:margin-bottom="0.199cm" loext:contextual-spacing="fals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39716c" officeooo:paragraph-rsid="003b0f8c"/>
    </style:style>
    <style:style style:name="P32" style:family="paragraph" style:parent-style-name="Standard" style:list-style-name="L2">
      <style:paragraph-properties fo:margin-top="0cm" fo:margin-bottom="0.199cm" loext:contextual-spacing="fals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39716c" officeooo:paragraph-rsid="005b8947"/>
    </style:style>
    <style:style style:name="P33" style:family="paragraph" style:parent-style-name="Standard">
      <style:paragraph-properties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paragraph-rsid="003b844b"/>
    </style:style>
    <style:style style:name="P34" style:family="paragraph" style:parent-style-name="Heading_20_1" style:list-style-name="L2">
      <style:paragraph-properties fo:margin-top="0cm" fo:margin-bottom="0.199cm" loext:contextual-spacing="fals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39716c" officeooo:paragraph-rsid="005b8947"/>
    </style:style>
    <style:style style:name="T1" style:family="text">
      <style:text-properties officeooo:rsid="001f9e1a"/>
    </style:style>
    <style:style style:name="T2" style:family="text">
      <style:text-properties officeooo:rsid="0023cc1f"/>
    </style:style>
    <style:style style:name="T3" style:family="text">
      <style:text-properties officeooo:rsid="0038183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3cc1f" style:font-size-asian="14pt" style:font-size-complex="14pt"/>
    </style:style>
    <style:style style:name="T6" style:family="text">
      <style:text-properties fo:font-size="14pt" officeooo:rsid="003b844b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b0f8c" style:font-size-asian="10pt" style:font-size-complex="10pt"/>
    </style:style>
    <style:style style:name="T9" style:family="text">
      <style:text-properties fo:font-size="10pt" officeooo:rsid="003cddb2" style:font-size-asian="10pt" style:font-size-complex="10pt"/>
    </style:style>
    <style:style style:name="T10" style:family="text">
      <style:text-properties fo:font-size="10pt" officeooo:rsid="003ed004" style:font-size-asian="10pt" style:font-size-complex="10pt"/>
    </style:style>
    <style:style style:name="T11" style:family="text">
      <style:text-properties fo:font-size="10pt" officeooo:rsid="00427507" style:font-size-asian="10pt" style:font-size-complex="10pt"/>
    </style:style>
    <style:style style:name="T12" style:family="text">
      <style:text-properties fo:font-size="10pt" officeooo:rsid="00489d9d" style:font-size-asian="10pt" style:font-size-complex="10pt"/>
    </style:style>
    <style:style style:name="T13" style:family="text">
      <style:text-properties fo:font-size="10pt" officeooo:rsid="004e6fb0" style:font-size-asian="10pt" style:font-size-complex="10pt"/>
    </style:style>
    <style:style style:name="T14" style:family="text">
      <style:text-properties fo:font-size="10pt" officeooo:rsid="005e526c" style:font-size-asian="10pt" style:font-size-complex="10pt"/>
    </style:style>
    <style:style style:name="T15" style:family="text">
      <style:text-properties fo:font-size="10pt" officeooo:rsid="00632545" style:font-size-asian="10pt" style:font-size-complex="10pt"/>
    </style:style>
    <style:style style:name="T16" style:family="text">
      <style:text-properties fo:font-size="10pt" officeooo:rsid="00664b47" style:font-size-asian="10pt" style:font-size-complex="10pt"/>
    </style:style>
    <style:style style:name="T17" style:family="text">
      <style:text-properties officeooo:rsid="003b0f8c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3cddb2" style:font-size-asian="10.5pt" style:font-size-complex="12pt"/>
    </style:style>
    <style:style style:name="T20" style:family="text">
      <style:text-properties fo:font-size="12pt" officeooo:rsid="004093ee" style:font-size-asian="10.5pt" style:font-size-complex="12pt"/>
    </style:style>
    <style:style style:name="T21" style:family="text">
      <style:text-properties fo:font-size="12pt" officeooo:rsid="004255e9" style:font-size-asian="10.5pt" style:font-size-complex="12pt"/>
    </style:style>
    <style:style style:name="T22" style:family="text">
      <style:text-properties fo:font-size="12pt" officeooo:rsid="004e6fb0" style:font-size-asian="10.5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5b8947" style:font-size-asian="12pt" style:font-size-complex="12pt"/>
    </style:style>
    <style:style style:name="T25" style:family="text">
      <style:text-properties officeooo:rsid="003cddb2"/>
    </style:style>
    <style:style style:name="T26" style:family="text">
      <style:text-properties officeooo:rsid="003ed004"/>
    </style:style>
    <style:style style:name="T27" style:family="text">
      <style:text-properties officeooo:rsid="004255e9"/>
    </style:style>
    <style:style style:name="T28" style:family="text">
      <style:text-properties officeooo:rsid="004ad467"/>
    </style:style>
    <style:style style:name="T29" style:family="text">
      <style:text-properties officeooo:rsid="004e6fb0"/>
    </style:style>
    <style:style style:name="T30" style:family="text">
      <style:text-properties officeooo:rsid="0052af24"/>
    </style:style>
    <style:style style:name="T31" style:family="text">
      <style:text-properties officeooo:rsid="005a62df"/>
    </style:style>
    <style:style style:name="T32" style:family="text">
      <style:text-properties officeooo:rsid="005f7dc8"/>
    </style:style>
    <style:style style:name="T33" style:family="text">
      <style:text-properties officeooo:rsid="00632545"/>
    </style:style>
    <style:style style:name="T34" style:family="text">
      <style:text-properties officeooo:rsid="00664b4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Ü</text:span><text:span text:style-name="T5">bersicht Kreditpunkte PhD</text:span><text:span text:style-name="T2"> </text:span></text:p>
      <text:p text:style-name="P2"><text:tab/><text:span text:style-name="T33">[Firstname]</text:span> <text:span text:style-name="T33">[LASTNAME]</text:span> (s<text:span text:style-name="T33">XX</text:span> <text:span text:style-name="T33">XXXXXX</text:span>)</text:p>
      <text:p text:style-name="P1"/>
      <text:p text:style-name="P17">Vorlesungen:</text:p>
      <text:list xml:id="list2708451277" text:style-name="L1">
        <text:list-item>
          <text:p text:style-name="P28">AST 801 Astrophysical <text:span text:style-name="T28">T</text:span>hinking HS15<text:tab/>2<text:line-break/><text:span text:style-name="T7">2 h/wk lecture; 2 h/wk homework</text:span></text:p>
        </text:list-item>
        <text:list-item>
          <text:p text:style-name="P28">ESC 401 High Performance Computing 1a: Using Resources FS15<text:tab/>3<text:line-break/><text:span text:style-name="T7">2 h/wk lecture; 2 h/wk exercise lecture, 2 h/wk homework</text:span></text:p>
        </text:list-item>
        <text:list-item>
          <text:p text:style-name="P28">ESC 402 High Performance Computing 1b: Parallel Computing FS15<text:tab/>3<text:line-break/><text:span text:style-name="T7">2 h/wk lecture; 2 h/wk exercise lecture, 2 h/wk homework</text:span></text:p>
        </text:list-item>
      </text:list>
      <text:p text:style-name="P12"/>
      <text:p text:style-name="P17">Konferenzen:</text:p>
      <text:list xml:id="list2368838045" text:style-name="L2">
        <text:list-item>
          <text:p text:style-name="P31">Swiss Cosmology Days 20<text:span text:style-name="T33">XX</text:span><text:tab/><text:span text:style-name="T28">1</text:span><text:line-break/><text:span text:style-name="T7">"</text:span><text:span text:style-name="T15">The title of my talk</text:span><text:span text:style-name="T7">" (talk)<text:line-break/>201</text:span><text:span text:style-name="T15">4</text:span><text:span text:style-name="T16">-</text:span><text:span text:style-name="T7">02</text:span><text:span text:style-name="T16">-</text:span><text:span text:style-name="T7">05 – 06; Geneva, Switzerland</text:span></text:p>
        </text:list-item>
        <text:list-item>
          <text:p text:style-name="P31">EWASS 20<text:span text:style-name="T33">XX</text:span> European Week of Astronomy and Space Science<text:tab/><text:span text:style-name="T17">2</text:span><text:line-break/><text:span text:style-name="T7">"</text:span><text:span text:style-name="T15">The title of my poster</text:span><text:span text:style-name="T7">" (poster)<text:line-break/>2015</text:span><text:span text:style-name="T16">-</text:span><text:span text:style-name="T7">06</text:span><text:span text:style-name="T16">-</text:span><text:span text:style-name="T7">22 – 26; Teneriffe, Spain</text:span></text:p>
        </text:list-item>
        <text:list-item>
          <text:p text:style-name="P31"><text:span text:style-name="T33">Some Symposium</text:span><text:tab/><text:span text:style-name="T17">1</text:span><text:line-break/><text:span text:style-name="T7">2016</text:span><text:span text:style-name="T16">-</text:span><text:span text:style-name="T7">0</text:span><text:span text:style-name="T15">4</text:span><text:span text:style-name="T16">-</text:span><text:span text:style-name="T8">0</text:span><text:span text:style-name="T15">2</text:span><text:span text:style-name="T8"> – 0</text:span><text:span text:style-name="T15">7</text:span><text:span text:style-name="T7">; </text:span><text:span text:style-name="T15">Tokyo</text:span><text:span text:style-name="T8">, </text:span><text:span text:style-name="T15">Japan</text:span></text:p>
        </text:list-item>
        <text:list-item>
          <text:p text:style-name="P32"><text:span text:style-name="T33">Some Summer School</text:span><text:tab/><text:span text:style-name="T17">2</text:span><text:line-break/><text:span text:style-name="T7">201</text:span><text:span text:style-name="T8">7</text:span><text:span text:style-name="T16">-</text:span><text:span text:style-name="T7">0</text:span><text:span text:style-name="T15">9</text:span><text:span text:style-name="T16">-</text:span><text:span text:style-name="T8">09 – 14</text:span><text:span text:style-name="T7">; </text:span><text:span text:style-name="T8">Zurich, Switzerland</text:span></text:p>
        </text:list-item>
      </text:list>
      <text:p text:style-name="P19"/>
      <text:p text:style-name="P20"><text:span text:style-name="T1"><text:tab/>Total Punkte</text:span><text:tab/><text:span text:style-name="T33">63</text:span></text:p>
      <text:p text:style-name="P5"/>
      <text:p text:style-name="P5"/>
      <text:p text:style-name="P22">Zürich, <text:date style:data-style-name="N81" text:date-value="2017-08-17T15:41:28.204868487">17. August 2017</text:date></text:p>
      <text:p text:style-name="P8"/>
      <text:p text:style-name="P8"/>
      <text:p text:style-name="P8"/>
      <text:p text:style-name="P8"/>
      <text:p text:style-name="P8"/>
      <text:p text:style-name="P10"><text:tab/>Prof. Dr. <text:span text:style-name="T33">[CHAIR]</text:span><text:tab/>Prof. Dr. <text:span text:style-name="T33">[SUPERVISOR]</text:span></text:p>
      <text:p text:style-name="P16"><text:span text:style-name="T4">Ü</text:span><text:span text:style-name="T5">bersicht </text:span><text:span text:style-name="T6">Mitwirkung Lehre</text:span><text:span text:style-name="T5"> PhD</text:span><text:span text:style-name="T2"> </text:span></text:p>
      <text:p text:style-name="P24"><text:tab/><text:span text:style-name="T33">[Firstname]</text:span> <text:span text:style-name="T33">[LASTNAME]</text:span> (s<text:span text:style-name="T33">XX</text:span> <text:span text:style-name="T33">XXXXXX</text:span>)</text:p>
      <text:p text:style-name="P4"/>
      <text:p text:style-name="P4"/>
      <text:p text:style-name="P3"/>
      <text:p text:style-name="P18"><text:span text:style-name="T30">Vorlesungsassistenzen (VlA)</text:span> / <text:span text:style-name="T27">Uebungsassistenzen (UeA):</text:span></text:p>
      <text:p text:style-name="P13"><text:tab/>14HS<text:tab/><text:span text:style-name="T25">PHY111 Physik I (VlA)</text:span><text:tab/><text:span text:style-name="T29">78 </text:span>h<text:line-break/><text:tab/><text:tab/><text:span text:style-name="T9">Prof. </text:span><text:span text:style-name="T10">Dr. </text:span><text:span text:style-name="T16">M</text:span><text:span text:style-name="T9">. </text:span><text:span text:style-name="T16">Muster</text:span><text:span text:style-name="T9">mann;</text:span><text:span text:style-name="T7"> </text:span><text:span text:style-name="T13">6</text:span><text:span text:style-name="T9">h/w</text:span><text:span text:style-name="T12">k</text:span><text:span text:style-name="T9"> </text:span><text:span text:style-name="T11">·</text:span><text:span text:style-name="T9"> 13w</text:span><text:span text:style-name="T12">k</text:span></text:p>
      <text:p text:style-name="P14"><text:tab/>15<text:span text:style-name="T34">FS</text:span><text:tab/><text:span text:style-name="T26">PHY312 Mathematische Methoden der Physik I (UeA)</text:span><text:tab/><text:span text:style-name="T26">98 </text:span>h<text:line-break/><text:tab/><text:tab/><text:span text:style-name="T9">Prof. </text:span><text:span text:style-name="T10">Dr. </text:span><text:span text:style-name="T16">V</text:span><text:span text:style-name="T9">. </text:span><text:span text:style-name="T16">Vorzeigefrau</text:span><text:span text:style-name="T9">;</text:span><text:span text:style-name="T7"> </text:span><text:span text:style-name="T10">2</text:span><text:span text:style-name="T9">h/w</text:span><text:span text:style-name="T12">k</text:span><text:span text:style-name="T9"> </text:span><text:span text:style-name="T11">·</text:span><text:span text:style-name="T9"> 1</text:span><text:span text:style-name="T13">3</text:span><text:span text:style-name="T9">w</text:span><text:span text:style-name="T12">k</text:span><text:span text:style-name="T9"> </text:span><text:span text:style-name="T10">+ 6h/w</text:span><text:span text:style-name="T12">k</text:span><text:span text:style-name="T10"> </text:span><text:span text:style-name="T11">·</text:span><text:span text:style-name="T10"> 1</text:span><text:span text:style-name="T13">2</text:span><text:span text:style-name="T10">w</text:span><text:span text:style-name="T12">k</text:span></text:p>
      <text:p text:style-name="P29"><text:span text:style-name="T12"/></text:p>
      <text:p text:style-name="P33"/>
      <text:p text:style-name="P21"><text:span text:style-name="T1"><text:tab/>Total Stunden</text:span><text:tab/><text:span text:style-name="T33">511 h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3">Die</text:span> Mitwirkung in der Lehre entspricht einem Umfang von über 100 Stunden.</text:p>
      <text:p text:style-name="P7"/>
      <text:p text:style-name="P7"/>
      <text:p text:style-name="P7"/>
      <text:p text:style-name="P7"/>
      <text:p text:style-name="P23">Zürich, <text:date style:data-style-name="N81" text:date-value="2017-08-17T15:41:28.231233134">17. August 2017</text:date></text:p>
      <text:p text:style-name="P26"/>
      <text:p text:style-name="P26"/>
      <text:p text:style-name="P26"/>
      <text:p text:style-name="P26"/>
      <text:p text:style-name="P26"/>
      <text:p text:style-name="P25"><text:tab/>Prof. Dr. <text:span text:style-name="T33">[CHAIR]</text:span><text:tab/>Prof. Dr. <text:span text:style-name="T33">[SUPERVISOR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0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49:19.794787000</meta:creation-date>
    <dc:date>2017-08-17T15:41:28.114701102</dc:date>
    <meta:editing-duration>PT2H9M54S</meta:editing-duration>
    <meta:editing-cycles>56</meta:editing-cycles>
    <meta:generator>LibreOffice/5.3.3.2$Linux_X86_64 LibreOffice_project/30m0$Build-2</meta:generator>
    <meta:document-statistic meta:table-count="0" meta:image-count="0" meta:object-count="0" meta:page-count="2" meta:paragraph-count="23" meta:word-count="205" meta:character-count="1271" meta:non-whitespace-character-count="1078"/>
  </office:meta>
</office:document-meta>
</file>